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26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7f7f7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" table:style-name="ta1">
        <table:shapes>
          <draw:frame draw:z-index="0" draw:style-name="gr1" draw:text-style-name="P1" svg:width="8.085in" svg:height="3.4665in" svg:x="6.0276in" svg:y="0.9252in">
            <draw:object draw:notify-on-update-of-ranges="comp.A2:comp.A26 comp.B2:comp.B26 comp.C2:comp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067in" svg:height="3.5429in" svg:x="6.2083in" svg:y="4.5724in">
            <draw:object draw:notify-on-update-of-ranges="comp.A2:comp.A26 comp.D2:comp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iterations (real)</text:p>
          </table:table-cell>
          <table:table-cell office:value-type="string" calcext:value-type="string">
            <text:p>iterations (estimate)</text:p>
          </table:table-cell>
          <table:table-cell office:value-type="string" calcext:value-type="string">
            <text:p>moc</text:p>
          </table:table-cell>
          <table:table-cell office:value-type="string" calcext:value-type="string">
            <text:p>sonc</text:p>
          </table:table-cell>
          <table:table-cell table:number-columns-repeated="3"/>
          <table:table-cell office:value-type="string" calcext:value-type="string">
            <text:p>resoluti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(([.A2] - 1) * [.A2]) / 2 - (([.E2] - 1) * [.E2]) / 2" office:value-type="float" office:value="45" calcext:value-type="float">
            <text:p>45</text:p>
          </table:table-cell>
          <table:table-cell table:formula="of:=MIN(CEILING(POWER(100; 2)/[.A2]);[.A2])" office:value-type="float" office:value="10" calcext:value-type="float">
            <text:p>10</text:p>
          </table:table-cell>
          <table:table-cell table:formula="of:=[.A2]-[.D2]" office:value-type="float" office:value="0" calcext:value-type="float">
            <text:p>0</text:p>
          </table:table-cell>
          <table:table-cell table:number-columns-repeated="3"/>
          <table:table-cell table:formula="of:=4950*2"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formula="of:=(([.A3] - 1) * [.A3]) / 2 - (([.E3] - 1) * [.E3]) / 2" office:value-type="float" office:value="190" calcext:value-type="float">
            <text:p>190</text:p>
          </table:table-cell>
          <table:table-cell table:formula="of:=MIN(CEILING(POWER(100; 2)/[.A3]);[.A3])" office:value-type="float" office:value="20" calcext:value-type="float">
            <text:p>20</text:p>
          </table:table-cell>
          <table:table-cell table:formula="of:=[.A3]-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table:formula="of:=(([.A4] - 1) * [.A4]) / 2 - (([.E4] - 1) * [.E4]) / 2" office:value-type="float" office:value="435" calcext:value-type="float">
            <text:p>435</text:p>
          </table:table-cell>
          <table:table-cell table:formula="of:=MIN(CEILING(POWER(100; 2)/[.A4]);[.A4])" office:value-type="float" office:value="30" calcext:value-type="float">
            <text:p>30</text:p>
          </table:table-cell>
          <table:table-cell table:formula="of:=[.A4]-[.D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table:formula="of:=(([.A5] - 1) * [.A5]) / 2 - (([.E5] - 1) * [.E5]) / 2" office:value-type="float" office:value="780" calcext:value-type="float">
            <text:p>780</text:p>
          </table:table-cell>
          <table:table-cell table:formula="of:=MIN(CEILING(POWER(100; 2)/[.A5]);[.A5])" office:value-type="float" office:value="40" calcext:value-type="float">
            <text:p>40</text:p>
          </table:table-cell>
          <table:table-cell table:formula="of:=[.A5]-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  <table:table-cell table:formula="of:=(([.A6] - 1) * [.A6]) / 2 - (([.E6] - 1) * [.E6]) / 2" office:value-type="float" office:value="1225" calcext:value-type="float">
            <text:p>1225</text:p>
          </table:table-cell>
          <table:table-cell table:formula="of:=MIN(CEILING(POWER(100; 2)/[.A6]);[.A6])" office:value-type="float" office:value="50" calcext:value-type="float">
            <text:p>50</text:p>
          </table:table-cell>
          <table:table-cell table:formula="of:=[.A6]-[.D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0" calcext:value-type="float">
            <text:p>1770</text:p>
          </table:table-cell>
          <table:table-cell table:formula="of:=(([.A7] - 1) * [.A7]) / 2 - (([.E7] - 1) * [.E7]) / 2" office:value-type="float" office:value="1770" calcext:value-type="float">
            <text:p>1770</text:p>
          </table:table-cell>
          <table:table-cell table:formula="of:=MIN(CEILING(POWER(100; 2)/[.A7]);[.A7])" office:value-type="float" office:value="60" calcext:value-type="float">
            <text:p>60</text:p>
          </table:table-cell>
          <table:table-cell table:formula="of:=[.A7]-[.D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5" calcext:value-type="float">
            <text:p>2415</text:p>
          </table:table-cell>
          <table:table-cell table:formula="of:=(([.A8] - 1) * [.A8]) / 2 - (([.E8] - 1) * [.E8]) / 2" office:value-type="float" office:value="2415" calcext:value-type="float">
            <text:p>2415</text:p>
          </table:table-cell>
          <table:table-cell table:formula="of:=MIN(CEILING(POWER(100; 2)/[.A8]);[.A8])" office:value-type="float" office:value="70" calcext:value-type="float">
            <text:p>70</text:p>
          </table:table-cell>
          <table:table-cell table:formula="of:=[.A8]-[.D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table:formula="of:=(([.A9] - 1) * [.A9]) / 2 - (([.E9] - 1) * [.E9]) / 2" office:value-type="float" office:value="3160" calcext:value-type="float">
            <text:p>3160</text:p>
          </table:table-cell>
          <table:table-cell table:formula="of:=MIN(CEILING(POWER(100; 2)/[.A9]);[.A9])" office:value-type="float" office:value="80" calcext:value-type="float">
            <text:p>80</text:p>
          </table:table-cell>
          <table:table-cell table:formula="of:=[.A9]-[.D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05" calcext:value-type="float">
            <text:p>4005</text:p>
          </table:table-cell>
          <table:table-cell table:formula="of:=(([.A10] - 1) * [.A10]) / 2 - (([.E10] - 1) * [.E10]) / 2" office:value-type="float" office:value="4005" calcext:value-type="float">
            <text:p>4005</text:p>
          </table:table-cell>
          <table:table-cell table:formula="of:=MIN(CEILING(POWER(100; 2)/[.A10]);[.A10])" office:value-type="float" office:value="90" calcext:value-type="float">
            <text:p>90</text:p>
          </table:table-cell>
          <table:table-cell table:formula="of:=[.A10]-[.D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table:formula="of:=(([.A11] - 1) * [.A11]) / 2 - (([.E11] - 1) * [.E11]) / 2" office:value-type="float" office:value="4950" calcext:value-type="float">
            <text:p>4950</text:p>
          </table:table-cell>
          <table:table-cell table:formula="of:=MIN(CEILING(POWER(100; 2)/[.A11]);[.A11])" office:value-type="float" office:value="100" calcext:value-type="float">
            <text:p>100</text:p>
          </table:table-cell>
          <table:table-cell table:formula="of:=[.A11]-[.D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805" calcext:value-type="float">
            <text:p>5805</text:p>
          </table:table-cell>
          <table:table-cell table:formula="of:=(([.A12] - 1) * [.A12]) / 2 - (([.E12] - 1) * [.E12]) / 2" office:value-type="float" office:value="5824" calcext:value-type="float">
            <text:p>5824</text:p>
          </table:table-cell>
          <table:table-cell table:formula="of:=MIN(CEILING(POWER(100; 2)/[.A12]);[.A12])" office:value-type="float" office:value="91" calcext:value-type="float">
            <text:p>91</text:p>
          </table:table-cell>
          <table:table-cell table:formula="of:=[.A12]-[.D12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74" calcext:value-type="float">
            <text:p>6474</text:p>
          </table:table-cell>
          <table:table-cell table:formula="of:=(([.A13] - 1) * [.A13]) / 2 - (([.E13] - 1) * [.E13]) / 2" office:value-type="float" office:value="6510" calcext:value-type="float">
            <text:p>6510</text:p>
          </table:table-cell>
          <table:table-cell table:formula="of:=MIN(CEILING(POWER(100; 2)/[.A13]);[.A13])" office:value-type="float" office:value="84" calcext:value-type="float">
            <text:p>84</text:p>
          </table:table-cell>
          <table:table-cell table:formula="of:=[.A13]-[.D13]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954" calcext:value-type="float">
            <text:p>6954</text:p>
          </table:table-cell>
          <table:table-cell table:formula="of:=(([.A14] - 1) * [.A14]) / 2 - (([.E14] - 1) * [.E14]) / 2" office:value-type="float" office:value="7007" calcext:value-type="float">
            <text:p>7007</text:p>
          </table:table-cell>
          <table:table-cell table:formula="of:=MIN(CEILING(POWER(100; 2)/[.A14]);[.A14])" office:value-type="float" office:value="77" calcext:value-type="float">
            <text:p>77</text:p>
          </table:table-cell>
          <table:table-cell table:formula="of:=[.A14]-[.D14]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84" calcext:value-type="float">
            <text:p>7384</text:p>
          </table:table-cell>
          <table:table-cell table:formula="of:=(([.A15] - 1) * [.A15]) / 2 - (([.E15] - 1) * [.E15]) / 2" office:value-type="float" office:value="7452" calcext:value-type="float">
            <text:p>7452</text:p>
          </table:table-cell>
          <table:table-cell table:formula="of:=MIN(CEILING(POWER(100; 2)/[.A15]);[.A15])" office:value-type="float" office:value="72" calcext:value-type="float">
            <text:p>72</text:p>
          </table:table-cell>
          <table:table-cell table:formula="of:=[.A15]-[.D15]"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89" calcext:value-type="float">
            <text:p>7689</text:p>
          </table:table-cell>
          <table:table-cell table:formula="of:=(([.A16] - 1) * [.A16]) / 2 - (([.E16] - 1) * [.E16]) / 2" office:value-type="float" office:value="7772" calcext:value-type="float">
            <text:p>7772</text:p>
          </table:table-cell>
          <table:table-cell table:formula="of:=MIN(CEILING(POWER(100; 2)/[.A16]);[.A16])" office:value-type="float" office:value="67" calcext:value-type="float">
            <text:p>67</text:p>
          </table:table-cell>
          <table:table-cell table:formula="of:=[.A16]-[.D16]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67" calcext:value-type="float">
            <text:p>7967</text:p>
          </table:table-cell>
          <table:table-cell table:formula="of:=(([.A17] - 1) * [.A17]) / 2 - (([.E17] - 1) * [.E17]) / 2" office:value-type="float" office:value="8064" calcext:value-type="float">
            <text:p>8064</text:p>
          </table:table-cell>
          <table:table-cell table:formula="of:=MIN(CEILING(POWER(100; 2)/[.A17]);[.A17])" office:value-type="float" office:value="63" calcext:value-type="float">
            <text:p>63</text:p>
          </table:table-cell>
          <table:table-cell table:formula="of:=[.A17]-[.D17]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149" calcext:value-type="float">
            <text:p>8149</text:p>
          </table:table-cell>
          <table:table-cell table:formula="of:=(([.A18] - 1) * [.A18]) / 2 - (([.E18] - 1) * [.E18]) / 2" office:value-type="float" office:value="8260" calcext:value-type="float">
            <text:p>8260</text:p>
          </table:table-cell>
          <table:table-cell table:formula="of:=MIN(CEILING(POWER(100; 2)/[.A18]);[.A18])" office:value-type="float" office:value="59" calcext:value-type="float">
            <text:p>59</text:p>
          </table:table-cell>
          <table:table-cell table:formula="of:=[.A18]-[.D18]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60" calcext:value-type="float">
            <text:p>8360</text:p>
          </table:table-cell>
          <table:table-cell table:formula="of:=(([.A19] - 1) * [.A19]) / 2 - (([.E19] - 1) * [.E19]) / 2" office:value-type="float" office:value="8484" calcext:value-type="float">
            <text:p>8484</text:p>
          </table:table-cell>
          <table:table-cell table:formula="of:=MIN(CEILING(POWER(100; 2)/[.A19]);[.A19])" office:value-type="float" office:value="56" calcext:value-type="float">
            <text:p>56</text:p>
          </table:table-cell>
          <table:table-cell table:formula="of:=[.A19]-[.D19]" office:value-type="float" office:value="124" calcext:value-type="float">
            <text:p>12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02" calcext:value-type="float">
            <text:p>8502</text:p>
          </table:table-cell>
          <table:table-cell table:formula="of:=(([.A20] - 1) * [.A20]) / 2 - (([.E20] - 1) * [.E20]) / 2" office:value-type="float" office:value="8639" calcext:value-type="float">
            <text:p>8639</text:p>
          </table:table-cell>
          <table:table-cell table:formula="of:=MIN(CEILING(POWER(100; 2)/[.A20]);[.A20])" office:value-type="float" office:value="53" calcext:value-type="float">
            <text:p>53</text:p>
          </table:table-cell>
          <table:table-cell table:formula="of:=[.A20]-[.D20]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25" calcext:value-type="float">
            <text:p>8725</text:p>
          </table:table-cell>
          <table:table-cell table:formula="of:=(([.A21] - 1) * [.A21]) / 2 - (([.E21] - 1) * [.E21]) / 2" office:value-type="float" office:value="8725" calcext:value-type="float">
            <text:p>8725</text:p>
          </table:table-cell>
          <table:table-cell table:formula="of:=MIN(CEILING(POWER(100; 2)/[.A21]);[.A21])" office:value-type="float" office:value="50" calcext:value-type="float">
            <text:p>50</text:p>
          </table:table-cell>
          <table:table-cell table:formula="of:=[.A21]-[.D21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742" calcext:value-type="float">
            <text:p>8742</text:p>
          </table:table-cell>
          <table:table-cell table:formula="of:=(([.A22] - 1) * [.A22]) / 2 - (([.E22] - 1) * [.E22]) / 2" office:value-type="float" office:value="8904" calcext:value-type="float">
            <text:p>8904</text:p>
          </table:table-cell>
          <table:table-cell table:formula="of:=MIN(CEILING(POWER(100; 2)/[.A22]);[.A22])" office:value-type="float" office:value="48" calcext:value-type="float">
            <text:p>48</text:p>
          </table:table-cell>
          <table:table-cell table:formula="of:=[.A22]-[.D22]"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65" calcext:value-type="float">
            <text:p>8865</text:p>
          </table:table-cell>
          <table:table-cell table:formula="of:=(([.A23] - 1) * [.A23]) / 2 - (([.E23] - 1) * [.E23]) / 2" office:value-type="float" office:value="9039" calcext:value-type="float">
            <text:p>9039</text:p>
          </table:table-cell>
          <table:table-cell table:formula="of:=MIN(CEILING(POWER(100; 2)/[.A23]);[.A23])" office:value-type="float" office:value="46" calcext:value-type="float">
            <text:p>46</text:p>
          </table:table-cell>
          <table:table-cell table:formula="of:=[.A23]-[.D23]" office:value-type="float" office:value="174" calcext:value-type="float">
            <text:p>17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944" calcext:value-type="float">
            <text:p>8944</text:p>
          </table:table-cell>
          <table:table-cell table:formula="of:=(([.A24] - 1) * [.A24]) / 2 - (([.E24] - 1) * [.E24]) / 2" office:value-type="float" office:value="9130" calcext:value-type="float">
            <text:p>9130</text:p>
          </table:table-cell>
          <table:table-cell table:formula="of:=MIN(CEILING(POWER(100; 2)/[.A24]);[.A24])" office:value-type="float" office:value="44" calcext:value-type="float">
            <text:p>44</text:p>
          </table:table-cell>
          <table:table-cell table:formula="of:=[.A24]-[.D24]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79" calcext:value-type="float">
            <text:p>8979</text:p>
          </table:table-cell>
          <table:table-cell table:formula="of:=(([.A25] - 1) * [.A25]) / 2 - (([.E25] - 1) * [.E25]) / 2" office:value-type="float" office:value="9177" calcext:value-type="float">
            <text:p>9177</text:p>
          </table:table-cell>
          <table:table-cell table:formula="of:=MIN(CEILING(POWER(100; 2)/[.A25]);[.A25])" office:value-type="float" office:value="42" calcext:value-type="float">
            <text:p>42</text:p>
          </table:table-cell>
          <table:table-cell table:formula="of:=[.A25]-[.D25]"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80" calcext:value-type="float">
            <text:p>9180</text:p>
          </table:table-cell>
          <table:table-cell table:formula="of:=(([.A26] - 1) * [.A26]) / 2 - (([.E26] - 1) * [.E26]) / 2" office:value-type="float" office:value="9180" calcext:value-type="float">
            <text:p>9180</text:p>
          </table:table-cell>
          <table:table-cell table:formula="of:=MIN(CEILING(POWER(100; 2)/[.A26]);[.A26])" office:value-type="float" office:value="40" calcext:value-type="float">
            <text:p>40</text:p>
          </table:table-cell>
          <table:table-cell table:formula="of:=[.A26]-[.D26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table:formula="of:=[.J1]*[.J1]" office:value-type="float" office:value="10000" calcext:value-type="float">
            <text:p>10000</text:p>
          </table:table-cell>
          <table:table-cell/>
          <table:table-cell table:formula="of:=(([.A27] - 1) * [.A27]) / 2 - (([.E27] - 1) * [.E27]) / 2" office:value-type="float" office:value="9999" calcext:value-type="float">
            <text:p>9999</text:p>
          </table:table-cell>
          <table:table-cell table:formula="of:=MIN(CEILING(POWER(100; 2)/[.A27]);[.A27])" office:value-type="float" office:value="1" calcext:value-type="float">
            <text:p>1</text:p>
          </table:table-cell>
          <table:table-cell table:formula="of:=[.A27]-[.D27]" office:value-type="float" office:value="9999" calcext:value-type="float">
            <text:p>9999</text:p>
          </table:table-cell>
          <table:table-cell table:number-columns-repeated="5"/>
        </table:table-row>
        <table:table-row table:style-name="ro1">
          <table:table-cell office:value-type="float" office:value="10001" calcext:value-type="float">
            <text:p>10001</text:p>
          </table:table-cell>
          <table:table-cell/>
          <table:table-cell table:formula="of:=(([.A28] - 1) * [.A28]) / 2 - (([.E28] - 1) * [.E28]) / 2" office:value-type="float" office:value="10000" calcext:value-type="float">
            <text:p>10000</text:p>
          </table:table-cell>
          <table:table-cell table:formula="of:=MIN(CEILING(POWER(100; 2)/[.A28]);[.A28])" office:value-type="float" office:value="1" calcext:value-type="float">
            <text:p>1</text:p>
          </table:table-cell>
          <table:table-cell table:formula="of:=[.A28]-[.D28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office:value-type="float" office:value="10002" calcext:value-type="float">
            <text:p>10002</text:p>
          </table:table-cell>
          <table:table-cell/>
          <table:table-cell table:formula="of:=(([.A29] - 1) * [.A29]) / 2 - (([.E29] - 1) * [.E29]) / 2" office:value-type="float" office:value="10001" calcext:value-type="float">
            <text:p>10001</text:p>
          </table:table-cell>
          <table:table-cell table:formula="of:=MIN(CEILING(POWER(100; 2)/[.A29]);[.A29])" office:value-type="float" office:value="1" calcext:value-type="float">
            <text:p>1</text:p>
          </table:table-cell>
          <table:table-cell table:formula="of:=[.A29]-[.D29]" office:value-type="float" office:value="10001" calcext:value-type="float">
            <text:p>10001</text:p>
          </table:table-cell>
          <table:table-cell table:number-columns-repeated="5"/>
        </table:table-row>
        <table:table-row table:style-name="ro1">
          <table:table-cell office:value-type="float" office:value="10003" calcext:value-type="float">
            <text:p>10003</text:p>
          </table:table-cell>
          <table:table-cell/>
          <table:table-cell table:formula="of:=(([.A30] - 1) * [.A30]) / 2 - (([.E30] - 1) * [.E30]) / 2" office:value-type="float" office:value="10002" calcext:value-type="float">
            <text:p>10002</text:p>
          </table:table-cell>
          <table:table-cell table:formula="of:=MIN(CEILING(POWER(100; 2)/[.A30]);[.A30])" office:value-type="float" office:value="1" calcext:value-type="float">
            <text:p>1</text:p>
          </table:table-cell>
          <table:table-cell table:formula="of:=[.A30]-[.D30]" office:value-type="float" office:value="10002" calcext:value-type="float">
            <text:p>10002</text:p>
          </table:table-cell>
          <table:table-cell table:number-columns-repeated="5"/>
        </table:table-row>
        <table:table-row table:style-name="ro1">
          <table:table-cell office:value-type="float" office:value="10004" calcext:value-type="float">
            <text:p>10004</text:p>
          </table:table-cell>
          <table:table-cell/>
          <table:table-cell table:formula="of:=(([.A31] - 1) * [.A31]) / 2 - (([.E31] - 1) * [.E31]) / 2" office:value-type="float" office:value="10003" calcext:value-type="float">
            <text:p>10003</text:p>
          </table:table-cell>
          <table:table-cell table:formula="of:=MIN(CEILING(POWER(100; 2)/[.A31]);[.A31])" office:value-type="float" office:value="1" calcext:value-type="float">
            <text:p>1</text:p>
          </table:table-cell>
          <table:table-cell table:formula="of:=[.A31]-[.D31]" office:value-type="float" office:value="10003" calcext:value-type="float">
            <text:p>10003</text:p>
          </table:table-cell>
          <table:table-cell table:number-columns-repeated="5"/>
        </table:table-row>
        <table:table-row table:style-name="ro1">
          <table:table-cell office:value-type="float" office:value="10005" calcext:value-type="float">
            <text:p>10005</text:p>
          </table:table-cell>
          <table:table-cell/>
          <table:table-cell table:formula="of:=(([.A32] - 1) * [.A32]) / 2 - (([.E32] - 1) * [.E32]) / 2" office:value-type="float" office:value="10004" calcext:value-type="float">
            <text:p>10004</text:p>
          </table:table-cell>
          <table:table-cell table:formula="of:=MIN(CEILING(POWER(100; 2)/[.A32]);[.A32])" office:value-type="float" office:value="1" calcext:value-type="float">
            <text:p>1</text:p>
          </table:table-cell>
          <table:table-cell table:formula="of:=[.A32]-[.D32]" office:value-type="float" office:value="10004" calcext:value-type="float">
            <text:p>10004</text:p>
          </table:table-cell>
          <table:table-cell table:number-columns-repeated="5"/>
        </table:table-row>
        <table:table-row table:style-name="ro1" table:number-rows-repeated="2943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 table:number-rows-repeated="279">
          <table:table-cell table:number-columns-repeated="10"/>
        </table:table-row>
        <table:table-row table:style-name="ro1">
          <table:table-cell table:number-columns-repeated="8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1:17:20.118963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8T21:19:07.458169540</dc:date>
    <meta:editing-duration>PT1H9M49S</meta:editing-duration>
    <meta:editing-cycles>4</meta:editing-cycles>
    <meta:generator>LibreOffice/6.4.7.2$Linux_X86_64 LibreOffice_project/40$Build-2</meta:generator>
    <meta:document-statistic meta:table-count="1" meta:cell-count="15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37cm" svg:height="8.806cm" xlink:href=".." xlink:type="simple" chart:class="chart:line" chart:style-name="ch1">
        <chart:legend chart:legend-position="end" svg:x="17.685cm" svg:y="3.855cm" style:legend-expansion="high" chart:style-name="ch2"/>
        <chart:plot-area chart:style-name="ch3" table:cell-range-address="comp.A2:comp.C26" chart:data-source-has-labels="column" svg:x="0.41cm" svg:y="0.176cm" svg:width="16.865cm" svg:height="8.454cm">
          <chartooo:coordinate-region svg:x="1.402cm" svg:y="0.375cm" svg:width="15.408cm" svg:height="7.608cm"/>
          <chart:axis chart:dimension="x" chart:name="primary-x" chart:style-name="ch4" chartooo:axis-type="auto">
            <chartooo:date-scale/>
            <chart:categories table:cell-range-address="comp.A2:comp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.B2:comp.B26" chart:class="chart:line">
            <chart:data-point chart:repeated="25"/>
          </chart:series>
          <chart:series chart:style-name="ch7" chart:values-cell-range-address="comp.C2:comp.C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.A2:comp.A26</svg:desc>
                </draw:g>
              </table:table-cell>
              <table:table-cell office:value-type="float" office:value="45">
                <text:p>45</text:p>
                <draw:g>
                  <svg:desc>comp.B2:comp.B26</svg:desc>
                </draw:g>
              </table:table-cell>
              <table:table-cell office:value-type="float" office:value="45">
                <text:p>45</text:p>
                <draw:g>
                  <svg:desc>comp.C2:comp.C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70">
                <text:p>17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005">
                <text:p>4005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805">
                <text:p>5805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474">
                <text:p>6474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954">
                <text:p>6954</text:p>
              </table:table-cell>
              <table:table-cell office:value-type="float" office:value="7007">
                <text:p>70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384">
                <text:p>7384</text:p>
              </table:table-cell>
              <table:table-cell office:value-type="float" office:value="7452">
                <text:p>74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689">
                <text:p>7689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67">
                <text:p>7967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149">
                <text:p>8149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60">
                <text:p>8360</text:p>
              </table:table-cell>
              <table:table-cell office:value-type="float" office:value="8484">
                <text:p>848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502">
                <text:p>8502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725">
                <text:p>8725</text:p>
              </table:table-cell>
              <table:table-cell office:value-type="float" office:value="8725">
                <text:p>87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742">
                <text:p>8742</text:p>
              </table:table-cell>
              <table:table-cell office:value-type="float" office:value="8904">
                <text:p>89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865">
                <text:p>8865</text:p>
              </table:table-cell>
              <table:table-cell office:value-type="float" office:value="9039">
                <text:p>903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944">
                <text:p>8944</text:p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979">
                <text:p>8979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180">
                <text:p>9180</text:p>
              </table:table-cell>
              <table:table-cell office:value-type="float" office:value="9180">
                <text:p>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9cm" xlink:href=".." xlink:type="simple" chart:class="chart:line" chart:style-name="ch1">
        <chart:legend chart:legend-position="end" svg:x="17.232cm" svg:y="4.201cm" style:legend-expansion="high" chart:style-name="ch2"/>
        <chart:plot-area chart:style-name="ch3" table:cell-range-address="comp.A2:comp.A26 comp.D2:comp.D26" chart:data-source-has-labels="column" svg:x="0.401cm" svg:y="0.18cm" svg:width="16.43cm" svg:height="8.64cm">
          <chartooo:coordinate-region svg:x="1.022cm" svg:y="0.379cm" svg:width="15.343cm" svg:height="7.794cm"/>
          <chart:axis chart:dimension="x" chart:name="primary-x" chart:style-name="ch4" chartooo:axis-type="auto">
            <chartooo:date-scale/>
            <chart:categories table:cell-range-address="comp.A2:comp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p.D2:comp.D26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.A2:comp.A26</svg:desc>
                </draw:g>
              </table:table-cell>
              <table:table-cell office:value-type="float" office:value="10">
                <text:p>10</text:p>
                <draw:g>
                  <svg:desc>comp.D2:comp.D26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